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aBiri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PBirimKisaAd</text:p>
          </table:table-cell>
          <table:table-cell office:value-type="string" table:style-name="ce1">
            <text:p>PBirimUzunAd</text:p>
          </table:table-cell>
          <table:table-cell office:value-type="string" table:style-name="ce1">
            <text:p>PBirimFiyat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$</text:p>
          </table:table-cell>
          <table:table-cell office:value-type="string" table:style-name="ce1">
            <text:p>Amerikan Doları</text:p>
          </table:table-cell>
          <table:table-cell office:value-type="float" office:value="1.8259000000000001" table:style-name="ce1">
            <text:p>1.825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€</text:p>
          </table:table-cell>
          <table:table-cell office:value-type="string" table:style-name="ce1">
            <text:p>Euro</text:p>
          </table:table-cell>
          <table:table-cell office:value-type="float" office:value="2.21" table:style-name="ce1">
            <text:p>2.2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Türk Lirası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ZN</text:p>
          </table:table-cell>
          <table:table-cell office:value-type="string" table:style-name="ce1">
            <text:p>Azerbaycan Manatı</text:p>
          </table:table-cell>
          <table:table-cell office:value-type="float" office:value="2.2280000000000002" table:style-name="ce1">
            <text:p>2.22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£</text:p>
          </table:table-cell>
          <table:table-cell office:value-type="string" table:style-name="ce1">
            <text:p>Sterlin</text:p>
          </table:table-cell>
          <table:table-cell office:value-type="float" office:value="2.8" table:style-name="ce1">
            <text:p>2.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WD</text:p>
          </table:table-cell>
          <table:table-cell office:value-type="string" table:style-name="ce1">
            <text:p>Kuveyt Dinarı</text:p>
          </table:table-cell>
          <table:table-cell office:value-type="float" office:value="6.3" table:style-name="ce1">
            <text:p>6.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R</text:p>
          </table:table-cell>
          <table:table-cell office:value-type="string" table:style-name="ce1">
            <text:p>Suudi Arabistan Riyali</text:p>
          </table:table-cell>
          <table:table-cell office:value-type="float" office:value="0.46700000000000003" table:style-name="ce1">
            <text:p>0.46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ED</text:p>
          </table:table-cell>
          <table:table-cell office:value-type="string" table:style-name="ce1">
            <text:p>Dubai Dinarı</text:p>
          </table:table-cell>
          <table:table-cell office:value-type="float" office:value="0.47" table:style-name="ce1">
            <text:p>0.47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ParaBirim" table:cell-range-address="ParaBirim.$A$1:ParaBirim.$D$9" table:base-cell-address="ParaBirim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mehmet afsin</meta:initial-creator>
    <dc:creator>mehmet afsin</dc:creator>
    <meta:creation-date>2016-11-29T14:00:03Z</meta:creation-date>
    <dc:date>2016-11-29T14:00:56Z</dc:date>
  </office:meta>
</office:document-meta>
</file>